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fill-color="#cc66ff" draw:textarea-horizontal-align="justify" draw:textarea-vertical-align="middle" draw:auto-grow-height="false" fo:min-height="0.386cm" fo:min-width="3.7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" style:family="text">
      <style:text-properties fo:font-variant="normal" fo:text-transform="none" fo:color="#3d808c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d80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Box 1" draw:style-name="gr1" draw:text-style-name="P2" draw:layer="layout" svg:width="13.708cm" svg:height="10.389cm" svg:x="2.548cm" svg:y="0.32cm">
          <text:p text:style-name="P1"><text:span text:style-name="T1">0000000000002460 &lt;main&gt;:</text:span></text:p>
          <text:p text:style-name="P1"><text:span text:style-name="T2"><text:s text:c="4"/></text:span><text:span text:style-name="T2">2460: <text:s text:c="2"/>d111c3ff <text:s text:c="3"/>sub sp, </text:span><text:span text:style-name="T2">sp, #0x470</text:span></text:p>
          <text:p text:style-name="P1"><text:span text:style-name="T2"><text:s text:c="4"/></text:span><text:span text:style-name="T2">2464: <text:s text:c="2"/>a9ba7bfd <text:s text:c="3"/>stp </text:span><text:span text:style-name="T2">x29, x30, [sp,#-96]!</text:span></text:p>
          <text:p text:style-name="P1"><text:span text:style-name="T2"><text:s text:c="4"/></text:span><text:span text:style-name="T2">2468: <text:s text:c="2"/>910003fd <text:s text:c="3"/>mov </text:span><text:span text:style-name="T2">x29, sp</text:span></text:p>
          <text:p text:style-name="P1"><text:span text:style-name="T2"><text:s text:c="4"/>… …</text:span></text:p>
          <text:p text:style-name="P1"><text:span text:style-name="T1">0000000000003484 </text:span><text:span text:style-name="T1">&lt;_start&gt;:</text:span></text:p>
          <text:p text:style-name="P1"><text:span text:style-name="T2"><text:s text:c="4"/></text:span><text:span text:style-name="T2">3484: <text:s text:c="2"/>8b3f63e0 <text:s text:c="3"/>add </text:span><text:span text:style-name="T2">x0, sp, xzr</text:span></text:p>
          <text:p text:style-name="P1"><text:span text:style-name="T2"><text:s text:c="4"/></text:span><text:span text:style-name="T2">3488: <text:s text:c="2"/>17ffffea <text:s text:c="3"/>b <text:s text:c="2"/>3430 </text:span><text:span text:style-name="T2">&lt;do_arm64_start&gt;</text:span></text:p>
          <text:p text:style-name="P1"><text:span text:style-name="T1">000000000000348c </text:span><text:span text:style-name="T1">&lt;__atexit_handler_wrapper</text:span><text:span text:style-name="T1">&gt;:</text:span></text:p>
          <text:p text:style-name="P1"><text:span text:style-name="T2"><text:s text:c="4"/></text:span><text:span text:style-name="T2">348c: <text:s text:c="2"/>a9be7bfd <text:s text:c="3"/>stp </text:span><text:span text:style-name="T2">x29, x30, [sp,#-32]!</text:span></text:p>
          <text:p text:style-name="P1"><text:span text:style-name="T2"><text:s text:c="4"/></text:span><text:span text:style-name="T2">3490: <text:s text:c="2"/>910003fd <text:s text:c="3"/>mov </text:span><text:span text:style-name="T2">x29, sp</text:span></text:p>
          <text:p text:style-name="P1"><text:span text:style-name="T2"><text:s text:c="4"/>… …</text:span></text:p>
          <text:p text:style-name="P1"><text:span text:style-name="T1">00000000000034b4 </text:span><text:span text:style-name="T1">&lt;atexit&gt;:</text:span></text:p>
          <text:p text:style-name="P1"><text:span text:style-name="T2"><text:s text:c="4"/></text:span><text:span text:style-name="T2">34b4: <text:s text:c="2"/>a9be7bfd <text:s text:c="3"/>stp </text:span><text:span text:style-name="T2">x29, x30, [sp,#-32]!</text:span></text:p>
          <text:p text:style-name="P1"><text:span text:style-name="T2"><text:s text:c="4"/></text:span><text:span text:style-name="T2">34b8: <text:s text:c="2"/>910003fd <text:s text:c="3"/>mov </text:span><text:span text:style-name="T2">x29,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" draw:layer="layout" svg:width="12.008cm" svg:height="7.685cm" svg:x="21.666cm" svg:y="1.118cm">
          <text:p text:style-name="P1"><text:span text:style-name="T2">2460: <text:s text:c="2"/>d111c3ff <text:s text:c="3"/>sub sp, sp, #0x470</text:span></text:p>
          <text:p text:style-name="P1"><text:span text:style-name="T2">2464: <text:s text:c="2"/>a9ba7bfd <text:s text:c="3"/>stp x29, x30, [sp,#-</text:span><text:span text:style-name="T2">96]!</text:span></text:p>
          <text:p text:style-name="P1"><text:span text:style-name="T2">2468: <text:s text:c="2"/>910003fd <text:s text:c="3"/>mov x29, sp</text:span></text:p>
          <text:p text:style-name="P1"><text:span text:style-name="T2"><text:s text:c="4"/>… …</text:span></text:p>
          <text:p text:style-name="P1"><text:span text:style-name="T2">3484: <text:s text:c="2"/>8b3f63e0 <text:s text:c="3"/>add x0, sp, xzr</text:span></text:p>
          <text:p text:style-name="P1"><text:span text:style-name="T2">3488: <text:s text:c="2"/>17ffffea <text:s text:c="3"/>b <text:s text:c="2"/>3430</text:span></text:p>
          <text:p text:style-name="P1"><text:span text:style-name="T2">348c: <text:s text:c="2"/>a9be7bfd <text:s text:c="3"/>stp x29, x30, [sp,#-</text:span><text:span text:style-name="T2">32]!</text:span></text:p>
          <text:p text:style-name="P1"><text:span text:style-name="T2">3490: <text:s text:c="2"/>910003fd <text:s text:c="3"/>mov x29, sp</text:span></text:p>
          <text:p text:style-name="P1"><text:span text:style-name="T2"><text:s text:c="4"/>… …</text:span></text:p>
          <text:p text:style-name="P1"><text:span text:style-name="T2">34b4: <text:s text:c="2"/>a9be7bfd <text:s text:c="3"/>stp x29, x30, [sp,#-</text:span><text:span text:style-name="T2">32]!</text:span></text:p>
          <text:p text:style-name="P1"><text:span text:style-name="T2">34b8: <text:s text:c="2"/>910003fd <text:s text:c="3"/>mov x29,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4.826cm" svg:height="1.27cm" svg:x="15.494cm" svg:y="4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4.655cm" svg:height="0.962cm" svg:x="5.588cm" svg:y="11.23cm">
          <draw:text-box>
            <text:p>Original Binary</text:p>
          </draw:text-box>
        </draw:frame>
        <draw:frame draw:style-name="gr4" draw:text-style-name="P4" draw:layer="layout" svg:width="4.24cm" svg:height="0.962cm" svg:x="25.189cm" svg:y="11.23cm">
          <draw:text-box>
            <text:p>COTS Binary</text:p>
          </draw:text-box>
        </draw:frame>
        <draw:frame draw:style-name="gr4" draw:text-style-name="P5" draw:layer="layout" svg:width="5.574cm" svg:height="0.806cm" svg:x="15cm" svg:y="3.258cm">
          <draw:text-box>
            <text:p><text:span text:style-name="T3">aarch64-linux-gnu-stri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07T13:40:56.679909432</dc:date>
    <meta:editing-duration>PT4H1M23S</meta:editing-duration>
    <meta:editing-cycles>237</meta:editing-cycles>
    <meta:generator>LibreOffice/5.1.4.2$Linux_X86_64 LibreOffice_project/10m0$Build-2</meta:generator>
    <meta:document-statistic meta:object-count="29"/>
  </office:meta>
</office:document-meta>
</file>